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cc1c" officeooo:paragraph-rsid="0001cc1c"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1cc1c" officeooo:paragraph-rsid="0001cc1c"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1cc1c" officeooo:paragraph-rsid="0016a0a1"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2a7f1" officeooo:paragraph-rsid="0002a7f1"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2a7f1" officeooo:paragraph-rsid="001b8745"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0562e2" officeooo:paragraph-rsid="0001cc1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562e2" officeooo:paragraph-rsid="0005cce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6a0a1" officeooo:paragraph-rsid="0016a0a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8364c" officeooo:paragraph-rsid="0018364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5eb81" officeooo:paragraph-rsid="0005eb8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5cced" officeooo:paragraph-rsid="0005cce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5cced" officeooo:paragraph-rsid="000afcc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78d6c" officeooo:paragraph-rsid="0005eb8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084ad1" officeooo:paragraph-rsid="00084ad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84ad1" officeooo:paragraph-rsid="000cec0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0afcc1" officeooo:paragraph-rsid="000afcc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0afcc1" officeooo:paragraph-rsid="00084ad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0cec06" officeooo:paragraph-rsid="000cec0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0d6ed8" officeooo:paragraph-rsid="000d6ed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5cf69" officeooo:paragraph-rsid="000cec0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93e80" officeooo:paragraph-rsid="0018364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b8745" officeooo:paragraph-rsid="001b874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officeooo:paragraph-rsid="0003f9bd"/>
    </style:style>
    <style:style style:name="P24" style:family="paragraph" style:parent-style-name="Standard">
      <style:paragraph-properties fo:text-align="start" style:justify-single-word="false"/>
      <style:text-properties officeooo:paragraph-rsid="000afcc1"/>
    </style:style>
    <style:style style:name="P25" style:family="paragraph" style:parent-style-name="Standard">
      <style:paragraph-properties fo:text-align="start" style:justify-single-word="false"/>
      <style:text-properties officeooo:paragraph-rsid="0005cced"/>
    </style:style>
    <style:style style:name="P26" style:family="paragraph" style:parent-style-name="Standard">
      <style:paragraph-properties fo:text-align="start" style:justify-single-word="false"/>
      <style:text-properties officeooo:paragraph-rsid="0005eb81"/>
    </style:style>
    <style:style style:name="P27" style:family="paragraph" style:parent-style-name="Standard">
      <style:paragraph-properties fo:text-align="start" style:justify-single-word="false"/>
      <style:text-properties officeooo:paragraph-rsid="00084ad1"/>
    </style:style>
    <style:style style:name="P28" style:family="paragraph" style:parent-style-name="Standard">
      <style:paragraph-properties fo:text-align="start" style:justify-single-word="false"/>
      <style:text-properties officeooo:paragraph-rsid="0009c9bd"/>
    </style:style>
    <style:style style:name="P29" style:family="paragraph" style:parent-style-name="Standard">
      <style:paragraph-properties fo:text-align="start" style:justify-single-word="false"/>
      <style:text-properties officeooo:paragraph-rsid="000cec06"/>
    </style:style>
    <style:style style:name="P30" style:family="paragraph" style:parent-style-name="Standard">
      <style:paragraph-properties fo:text-align="start" style:justify-single-word="false"/>
      <style:text-properties officeooo:paragraph-rsid="000d6ed8"/>
    </style:style>
    <style:style style:name="P31" style:family="paragraph" style:parent-style-name="Standard">
      <style:paragraph-properties fo:text-align="start" style:justify-single-word="false"/>
      <style:text-properties officeooo:paragraph-rsid="0015cf69"/>
    </style:style>
    <style:style style:name="P32" style:family="paragraph" style:parent-style-name="Standard">
      <style:paragraph-properties fo:text-align="start" style:justify-single-word="false"/>
      <style:text-properties officeooo:paragraph-rsid="0018364c"/>
    </style:style>
    <style:style style:name="P33" style:family="paragraph" style:parent-style-name="Standard">
      <style:paragraph-properties fo:text-align="start" style:justify-single-word="false"/>
      <style:text-properties officeooo:paragraph-rsid="0019de4e"/>
    </style:style>
    <style:style style:name="P34" style:family="paragraph" style:parent-style-name="Standard">
      <style:paragraph-properties fo:text-align="start" style:justify-single-word="false"/>
      <style:text-properties officeooo:paragraph-rsid="0016cee6"/>
    </style:style>
    <style:style style:name="P35" style:family="paragraph" style:parent-style-name="Standard">
      <style:paragraph-properties fo:text-align="start" style:justify-single-word="false"/>
      <style:text-properties officeooo:paragraph-rsid="00247d0b"/>
    </style:style>
    <style:style style:name="P36" style:family="paragraph" style:parent-style-name="Standard">
      <style:paragraph-properties fo:text-align="start" style:justify-single-word="false"/>
      <style:text-properties officeooo:paragraph-rsid="00262066"/>
    </style:style>
    <style:style style:name="P37" style:family="paragraph" style:parent-style-name="Standard">
      <style:paragraph-properties fo:text-align="start" style:justify-single-word="false"/>
      <style:text-properties officeooo:paragraph-rsid="00276267"/>
    </style:style>
    <style:style style:name="P38" style:family="paragraph" style:parent-style-name="Standard">
      <style:paragraph-properties fo:text-align="start" style:justify-single-word="false"/>
      <style:text-properties officeooo:rsid="0005cced" officeooo:paragraph-rsid="0005cced"/>
    </style:style>
    <style:style style:name="P39" style:family="paragraph" style:parent-style-name="Standard">
      <style:paragraph-properties fo:text-align="start" style:justify-single-word="false"/>
      <style:text-properties officeooo:rsid="0005cced" officeooo:paragraph-rsid="000afcc1"/>
    </style:style>
    <style:style style:name="P40" style:family="paragraph" style:parent-style-name="Standard">
      <style:paragraph-properties fo:text-align="start" style:justify-single-word="false"/>
      <style:text-properties officeooo:rsid="0009c9bd" officeooo:paragraph-rsid="0009c9bd"/>
    </style:style>
    <style:style style:name="P41" style:family="paragraph" style:parent-style-name="Standard">
      <style:paragraph-properties fo:text-align="start" style:justify-single-word="false"/>
      <style:text-properties officeooo:rsid="000afcc1" officeooo:paragraph-rsid="000afcc1"/>
    </style:style>
    <style:style style:name="P42" style:family="paragraph" style:parent-style-name="Standard">
      <style:paragraph-properties fo:text-align="start" style:justify-single-word="false"/>
      <style:text-properties officeooo:rsid="000cec06" officeooo:paragraph-rsid="000cec06"/>
    </style:style>
    <style:style style:name="P43" style:family="paragraph" style:parent-style-name="Standard">
      <style:paragraph-properties fo:text-align="start" style:justify-single-word="false"/>
      <style:text-properties fo:color="#3465a4" fo:font-weight="bold" officeooo:rsid="000cec06" officeooo:paragraph-rsid="000cec06" style:font-weight-asian="bold" style:font-weight-complex="bold"/>
    </style:style>
    <style:style style:name="P44" style:family="paragraph" style:parent-style-name="Standard">
      <style:paragraph-properties fo:text-align="start" style:justify-single-word="false"/>
      <style:text-properties fo:color="#3465a4" fo:font-weight="bold" officeooo:rsid="000d6ed8" officeooo:paragraph-rsid="000d6ed8" style:font-weight-asian="bold" style:font-weight-complex="bold"/>
    </style:style>
    <style:style style:name="P45" style:family="paragraph" style:parent-style-name="Standard">
      <style:paragraph-properties fo:text-align="start" style:justify-single-word="false"/>
      <style:text-properties fo:color="#3465a4" fo:font-weight="bold" officeooo:paragraph-rsid="0015cf69" style:font-weight-asian="bold" style:font-weight-complex="bold"/>
    </style:style>
    <style:style style:name="P46" style:family="paragraph" style:parent-style-name="Standard">
      <style:paragraph-properties fo:text-align="start" style:justify-single-word="false"/>
      <style:text-properties officeooo:rsid="000d6ed8" officeooo:paragraph-rsid="000d6ed8"/>
    </style:style>
    <style:style style:name="P47" style:family="paragraph" style:parent-style-name="Standard">
      <style:paragraph-properties fo:text-align="start" style:justify-single-word="false"/>
      <style:text-properties officeooo:rsid="0015cf69" officeooo:paragraph-rsid="0015cf69"/>
    </style:style>
    <style:style style:name="P48" style:family="paragraph" style:parent-style-name="Standard">
      <style:paragraph-properties fo:text-align="start" style:justify-single-word="false"/>
      <style:text-properties fo:color="#c9211e" fo:font-size="12pt" style:text-underline-style="none" fo:font-weight="bold" officeooo:rsid="0016cee6" officeooo:paragraph-rsid="0016cee6" style:font-size-asian="10.5pt" style:font-weight-asian="bold" style:font-size-complex="12pt" style:font-weight-complex="bold"/>
    </style:style>
    <style:style style:name="P49" style:family="paragraph" style:parent-style-name="Standard">
      <style:paragraph-properties fo:text-align="start" style:justify-single-word="false"/>
      <style:text-properties fo:color="#c9211e" fo:font-size="12pt" style:text-underline-style="none" fo:font-weight="bold" officeooo:rsid="0016cee6" officeooo:paragraph-rsid="001b8745" style:font-size-asian="10.5pt" style:font-weight-asian="bold" style:font-size-complex="12pt" style:font-weight-complex="bold"/>
    </style:style>
    <style:style style:name="P50" style:family="paragraph" style:parent-style-name="Standard">
      <style:paragraph-properties fo:text-align="start" style:justify-single-word="false"/>
      <style:text-properties fo:color="#c9211e" fo:font-size="12pt" style:text-underline-style="none" fo:font-weight="bold" officeooo:rsid="0018364c" officeooo:paragraph-rsid="0018364c" style:font-size-asian="10.5pt" style:font-weight-asian="bold" style:font-size-complex="12pt" style:font-weight-complex="bold"/>
    </style:style>
    <style:style style:name="P51" style:family="paragraph" style:parent-style-name="Standard">
      <style:paragraph-properties fo:text-align="start" style:justify-single-word="false"/>
      <style:text-properties fo:color="#b4c7dc" fo:font-size="12pt" style:text-underline-style="none" fo:font-weight="bold" officeooo:rsid="0023ea78" officeooo:paragraph-rsid="0023ea78" style:font-size-asian="10.5pt" style:font-weight-asian="bold" style:font-size-complex="12pt" style:font-weight-complex="bold"/>
    </style:style>
    <style:style style:name="P52" style:family="paragraph" style:parent-style-name="Standard">
      <style:paragraph-properties fo:text-align="start" style:justify-single-word="false"/>
      <style:text-properties officeooo:rsid="00193e80" officeooo:paragraph-rsid="00193e80"/>
    </style:style>
    <style:style style:name="P53" style:family="paragraph" style:parent-style-name="Standard">
      <style:paragraph-properties fo:text-align="start" style:justify-single-word="false"/>
      <style:text-properties officeooo:rsid="001b8745" officeooo:paragraph-rsid="001b8745"/>
    </style:style>
    <style:style style:name="P54" style:family="paragraph" style:parent-style-name="Standard">
      <style:paragraph-properties fo:text-align="start" style:justify-single-word="false"/>
      <style:text-properties fo:color="#729fcf" fo:font-size="12pt" style:text-underline-style="none" fo:font-weight="bold" officeooo:rsid="0023ea78" officeooo:paragraph-rsid="0023ea78" style:font-size-asian="10.5pt" style:font-weight-asian="bold" style:font-size-complex="12pt" style:font-weight-complex="bold"/>
    </style:style>
    <style:style style:name="P55" style:family="paragraph" style:parent-style-name="Standard">
      <style:paragraph-properties fo:text-align="start" style:justify-single-word="false"/>
      <style:text-properties officeooo:rsid="00262066" officeooo:paragraph-rsid="00262066"/>
    </style:style>
    <style:style style:name="P56" style:family="paragraph" style:parent-style-name="Standard">
      <style:paragraph-properties fo:text-align="start" style:justify-single-word="false"/>
      <style:text-properties officeooo:rsid="00262066" officeooo:paragraph-rsid="00276267"/>
    </style:style>
    <style:style style:name="P57" style:family="paragraph" style:parent-style-name="Standard">
      <style:paragraph-properties fo:text-align="start" style:justify-single-word="false"/>
      <style:text-properties fo:color="#ff0000" fo:font-size="12pt" style:text-underline-style="none" fo:font-weight="bold" officeooo:rsid="00078d6c" officeooo:paragraph-rsid="00193e80" style:font-size-asian="10.5pt" style:font-weight-asian="bold" style:font-size-complex="12pt" style:font-weight-complex="bold"/>
    </style:style>
    <style:style style:name="P58" style:family="paragraph" style:parent-style-name="Standard">
      <style:paragraph-properties fo:text-align="start" style:justify-single-word="false"/>
      <style:text-properties fo:color="#ff0000" fo:font-size="12pt" style:text-underline-style="none" fo:font-weight="bold" officeooo:rsid="000afcc1" officeooo:paragraph-rsid="000afcc1" style:font-size-asian="10.5pt" style:font-weight-asian="bold" style:font-size-complex="12pt" style:font-weight-complex="bold"/>
    </style:style>
    <style:style style:name="P59" style:family="paragraph" style:parent-style-name="Standard">
      <style:paragraph-properties fo:text-align="start" style:justify-single-word="false"/>
      <style:text-properties fo:color="#158466" fo:font-size="12pt" style:text-underline-style="none" fo:font-weight="bold" officeooo:rsid="001e77d7" officeooo:paragraph-rsid="001e77d7" style:font-size-asian="10.5pt" style:font-weight-asian="bold" style:font-size-complex="12pt" style:font-weight-complex="bold"/>
    </style:style>
    <style:style style:name="P60" style:family="paragraph" style:parent-style-name="Table_20_Contents">
      <style:paragraph-properties fo:text-align="start" style:justify-single-word="false"/>
      <style:text-properties officeooo:paragraph-rsid="001e77d7"/>
    </style:style>
    <style:style style:name="P61" style:family="paragraph" style:parent-style-name="Table_20_Contents">
      <style:paragraph-properties fo:text-align="start" style:justify-single-word="false"/>
      <style:text-properties officeooo:paragraph-rsid="001fdb9a"/>
    </style:style>
    <style:style style:name="P62" style:family="paragraph" style:parent-style-name="Table_20_Contents">
      <style:paragraph-properties fo:text-align="start" style:justify-single-word="false"/>
      <style:text-properties fo:color="#bf0041" fo:font-size="12pt" officeooo:rsid="001fdb9a" officeooo:paragraph-rsid="001fdb9a" style:font-size-asian="10.5pt" style:font-size-complex="12pt"/>
    </style:style>
    <style:style style:name="P63" style:family="paragraph" style:parent-style-name="Table_20_Contents">
      <style:paragraph-properties fo:text-align="start" style:justify-single-word="false"/>
      <style:text-properties fo:color="#bf0041" fo:font-size="12pt" officeooo:rsid="001e77d7" officeooo:paragraph-rsid="001e77d7" style:font-size-asian="10.5pt" style:font-size-complex="12pt"/>
    </style:style>
    <style:style style:name="P64" style:family="paragraph" style:parent-style-name="Table_20_Contents">
      <style:paragraph-properties fo:text-align="start" style:justify-single-word="false"/>
      <style:text-properties fo:color="#3465a4" fo:font-size="12pt" officeooo:rsid="001fdb9a" officeooo:paragraph-rsid="001fdb9a" style:font-size-asian="10.5pt" style:font-size-complex="12pt"/>
    </style:style>
    <style:style style:name="P65" style:family="paragraph" style:parent-style-name="Table_20_Contents">
      <style:paragraph-properties fo:text-align="start" style:justify-single-word="false"/>
      <style:text-properties fo:color="#00a933" fo:font-size="12pt" officeooo:rsid="0022e77d" officeooo:paragraph-rsid="0022e77d" style:font-size-asian="10.5pt" style:font-size-complex="12pt"/>
    </style:style>
    <style:style style:name="P66" style:family="paragraph" style:parent-style-name="Table_20_Contents">
      <style:paragraph-properties fo:text-align="start" style:justify-single-word="false"/>
      <style:text-properties fo:color="#6b5e9b" fo:font-size="12pt" officeooo:rsid="0022e77d" officeooo:paragraph-rsid="0022e77d" style:font-size-asian="10.5pt" style:font-size-complex="12pt"/>
    </style:style>
    <style:style style:name="P67" style:family="paragraph" style:parent-style-name="Table_20_Contents">
      <style:paragraph-properties fo:text-align="start" style:justify-single-word="false"/>
      <style:text-properties fo:font-size="12pt" officeooo:rsid="001fdb9a" officeooo:paragraph-rsid="001fdb9a" style:font-size-asian="10.5pt" style:font-size-complex="12pt"/>
    </style:style>
    <style:style style:name="P68"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01cc1c" officeooo:paragraph-rsid="0001cc1c" style:font-size-asian="10.5pt" style:font-weight-asian="bold" style:font-size-complex="12pt" style:font-weight-complex="bold"/>
    </style:style>
    <style:style style:name="P69"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02a7f1" officeooo:paragraph-rsid="0002a7f1" style:font-size-asian="10.5pt" style:font-weight-asian="bold" style:font-size-complex="12pt" style:font-weight-complex="bold"/>
    </style:style>
    <style:style style:name="P70"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16a0a1" officeooo:paragraph-rsid="0016a0a1" style:font-size-asian="10.5pt" style:font-weight-asian="bold" style:font-size-complex="12pt" style:font-weight-complex="bold"/>
    </style:style>
    <style:style style:name="P71" style:family="paragraph" style:parent-style-name="Standard" style:list-style-name="L1">
      <style:paragraph-properties fo:text-align="start" style:justify-single-word="false"/>
      <style:text-properties fo:font-size="12pt" style:text-underline-style="none" fo:font-weight="normal" officeooo:rsid="0003f9bd" officeooo:paragraph-rsid="0003f9bd"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016a0a1" officeooo:paragraph-rsid="0016a0a1" style:font-size-asian="10.5pt" style:font-weight-asian="normal" style:font-size-complex="12pt" style:font-weight-complex="normal"/>
    </style:style>
    <style:style style:name="P73" style:family="paragraph" style:parent-style-name="Standard" style:list-style-name="L1">
      <style:paragraph-properties fo:text-align="start" style:justify-single-word="false"/>
      <style:text-properties officeooo:paragraph-rsid="0003f9bd"/>
    </style:style>
    <style:style style:name="P74" style:family="paragraph" style:parent-style-name="Standard" style:list-style-name="L1">
      <style:paragraph-properties fo:text-align="start" style:justify-single-word="false"/>
      <style:text-properties officeooo:paragraph-rsid="000afcc1"/>
    </style:style>
    <style:style style:name="P75" style:family="paragraph" style:parent-style-name="Standard">
      <style:paragraph-properties fo:text-align="start" style:justify-single-word="false"/>
      <style:text-properties fo:color="#729fcf" fo:font-size="12pt" style:text-underline-style="none" fo:font-weight="bold" officeooo:rsid="0023ea78" officeooo:paragraph-rsid="0023ea78" style:font-size-asian="10.5pt" style:font-weight-asian="bold" style:font-size-complex="12pt" style:font-weight-complex="bold"/>
    </style:style>
    <style:style style:name="P76" style:family="paragraph">
      <loext:graphic-properties draw:fill="none"/>
      <style:paragraph-properties fo:text-align="center"/>
    </style:style>
    <style:style style:name="P77" style:family="paragraph">
      <loext:graphic-properties draw:fill="none" draw:fill-color="#ffffff"/>
      <style:paragraph-properties style:writing-mode="lr-tb"/>
    </style:style>
    <style:style style:name="P78" style:family="paragraph">
      <loext:graphic-properties draw:fill="none"/>
    </style:style>
    <style:style style:name="P79" style:family="paragraph">
      <style:paragraph-properties fo:text-align="center"/>
    </style:style>
    <style:style style:name="P80" style:family="paragraph">
      <loext:graphic-properties draw:fill="none" draw:fill-color="#ffffff"/>
      <style:paragraph-properties style:writing-mode="lr-tb"/>
      <style:text-properties fo:font-size="16pt" fo:font-weight="bold" style:font-size-asian="16pt" style:font-weight-asian="bold" style:font-size-complex="16pt" style:font-weight-complex="bold"/>
    </style:style>
    <style:style style:name="P81" style:family="paragraph">
      <loext:graphic-properties draw:fill="none" draw:fill-color="#ffffff"/>
      <style:paragraph-properties style:writing-mode="lr-tb"/>
      <style:text-properties fo:font-size="18pt" style:font-size-asian="18pt" style:font-size-complex="18pt"/>
    </style:style>
    <style:style style:name="P82" style:family="paragraph">
      <style:paragraph-properties fo:text-align="start"/>
    </style:style>
    <style:style style:name="T1" style:family="text">
      <style:text-properties fo:font-size="12pt" style:text-underline-style="solid" style:text-underline-width="auto" style:text-underline-color="font-color" fo:font-weight="bold" officeooo:rsid="0001cc1c" style:font-size-asian="10.5pt" style:font-weight-asian="bold" style:font-size-complex="12pt" style:font-weight-complex="bold"/>
    </style:style>
    <style:style style:name="T2" style:family="text">
      <style:text-properties fo:font-size="12pt" style:text-underline-style="solid" style:text-underline-width="auto" style:text-underline-color="font-color" fo:font-weight="bold" officeooo:rsid="0018364c" style:font-size-asian="10.5pt" style:font-weight-asian="bold" style:font-size-complex="12pt" style:font-weight-complex="bold"/>
    </style:style>
    <style:style style:name="T3" style:family="text">
      <style:text-properties fo:font-size="12pt" style:text-underline-style="solid" style:text-underline-width="auto" style:text-underline-color="font-color" fo:font-weight="normal" officeooo:rsid="000d6ed8" style:font-size-asian="10.5pt" style:font-weight-asian="normal" style:font-size-complex="12pt" style:font-weight-complex="normal"/>
    </style:style>
    <style:style style:name="T4" style:family="text">
      <style:text-properties fo:font-size="12pt" style:text-underline-style="solid" style:text-underline-width="auto" style:text-underline-color="font-color" fo:font-weight="normal" officeooo:rsid="0016a0a1" style:font-size-asian="10.5pt" style:font-weight-asian="normal" style:font-size-complex="12pt" style:font-weight-complex="normal"/>
    </style:style>
    <style:style style:name="T5" style:family="text">
      <style:text-properties fo:font-size="12pt" style:text-underline-style="none" fo:font-weight="normal" style:font-size-asian="10.5pt" style:font-weight-asian="normal" style:font-size-complex="12pt" style:font-weight-complex="normal"/>
    </style:style>
    <style:style style:name="T6" style:family="text">
      <style:text-properties fo:font-size="12pt" style:text-underline-style="none" fo:font-weight="normal" officeooo:rsid="0002a7f1" style:font-size-asian="10.5pt" style:font-weight-asian="normal" style:font-size-complex="12pt" style:font-weight-complex="normal"/>
    </style:style>
    <style:style style:name="T7" style:family="text">
      <style:text-properties fo:font-size="12pt" style:text-underline-style="none" fo:font-weight="normal" officeooo:rsid="0003f9bd" style:font-size-asian="10.5pt" style:font-weight-asian="normal" style:font-size-complex="12pt" style:font-weight-complex="normal"/>
    </style:style>
    <style:style style:name="T8" style:family="text">
      <style:text-properties fo:font-size="12pt" style:text-underline-style="none" fo:font-weight="normal" officeooo:rsid="000562e2" style:font-size-asian="10.5pt" style:font-weight-asian="normal" style:font-size-complex="12pt" style:font-weight-complex="normal"/>
    </style:style>
    <style:style style:name="T9" style:family="text">
      <style:text-properties fo:font-size="12pt" style:text-underline-style="none" fo:font-weight="normal" officeooo:rsid="0005cced" style:font-size-asian="10.5pt" style:font-weight-asian="normal" style:font-size-complex="12pt" style:font-weight-complex="normal"/>
    </style:style>
    <style:style style:name="T10" style:family="text">
      <style:text-properties fo:font-size="12pt" style:text-underline-style="none" fo:font-weight="normal" officeooo:rsid="0005eb81" style:font-size-asian="10.5pt" style:font-weight-asian="normal" style:font-size-complex="12pt" style:font-weight-complex="normal"/>
    </style:style>
    <style:style style:name="T11" style:family="text">
      <style:text-properties fo:font-size="12pt" style:text-underline-style="none" fo:font-weight="normal" officeooo:rsid="00078d6c" style:font-size-asian="10.5pt" style:font-weight-asian="normal" style:font-size-complex="12pt" style:font-weight-complex="normal"/>
    </style:style>
    <style:style style:name="T12" style:family="text">
      <style:text-properties fo:font-size="12pt" style:text-underline-style="none" fo:font-weight="normal" officeooo:rsid="00084ad1" style:font-size-asian="10.5pt" style:font-weight-asian="normal" style:font-size-complex="12pt" style:font-weight-complex="normal"/>
    </style:style>
    <style:style style:name="T13" style:family="text">
      <style:text-properties fo:font-size="12pt" style:text-underline-style="none" fo:font-weight="normal" officeooo:rsid="0009c9bd" style:font-size-asian="10.5pt" style:font-weight-asian="normal" style:font-size-complex="12pt" style:font-weight-complex="normal"/>
    </style:style>
    <style:style style:name="T14" style:family="text">
      <style:text-properties fo:font-size="12pt" style:text-underline-style="none" fo:font-weight="normal" officeooo:rsid="000afcc1" style:font-size-asian="10.5pt" style:font-weight-asian="normal" style:font-size-complex="12pt" style:font-weight-complex="normal"/>
    </style:style>
    <style:style style:name="T15" style:family="text">
      <style:text-properties fo:font-size="12pt" style:text-underline-style="none" fo:font-weight="normal" officeooo:rsid="000cec06" style:font-size-asian="10.5pt" style:font-weight-asian="normal" style:font-size-complex="12pt" style:font-weight-complex="normal"/>
    </style:style>
    <style:style style:name="T16" style:family="text">
      <style:text-properties fo:font-size="12pt" style:text-underline-style="none" fo:font-weight="normal" officeooo:rsid="000d6ed8" style:font-size-asian="10.5pt" style:font-weight-asian="normal" style:font-size-complex="12pt" style:font-weight-complex="normal"/>
    </style:style>
    <style:style style:name="T17" style:family="text">
      <style:text-properties fo:font-size="12pt" style:text-underline-style="none" fo:font-weight="normal" officeooo:rsid="0015cf69" style:font-size-asian="10.5pt" style:font-weight-asian="normal" style:font-size-complex="12pt" style:font-weight-complex="normal"/>
    </style:style>
    <style:style style:name="T18" style:family="text">
      <style:text-properties fo:font-size="12pt" style:text-underline-style="none" fo:font-weight="normal" officeooo:rsid="0016a0a1" style:font-size-asian="10.5pt" style:font-weight-asian="normal" style:font-size-complex="12pt" style:font-weight-complex="normal"/>
    </style:style>
    <style:style style:name="T19" style:family="text">
      <style:text-properties fo:font-size="12pt" style:text-underline-style="none" fo:font-weight="normal" officeooo:rsid="0018364c" style:font-size-asian="10.5pt" style:font-weight-asian="normal" style:font-size-complex="12pt" style:font-weight-complex="normal"/>
    </style:style>
    <style:style style:name="T20" style:family="text">
      <style:text-properties fo:font-size="12pt" style:text-underline-style="none" fo:font-weight="normal" officeooo:rsid="00193e80" style:font-size-asian="10.5pt" style:font-weight-asian="normal" style:font-size-complex="12pt" style:font-weight-complex="normal"/>
    </style:style>
    <style:style style:name="T21" style:family="text">
      <style:text-properties fo:font-size="12pt" style:text-underline-style="none" fo:font-weight="normal" officeooo:rsid="0019de4e" style:font-size-asian="10.5pt" style:font-weight-asian="normal" style:font-size-complex="12pt" style:font-weight-complex="normal"/>
    </style:style>
    <style:style style:name="T22" style:family="text">
      <style:text-properties fo:font-size="12pt" style:text-underline-style="none" fo:font-weight="normal" officeooo:rsid="001b8745" style:font-size-asian="10.5pt" style:font-weight-asian="normal" style:font-size-complex="12pt" style:font-weight-complex="normal"/>
    </style:style>
    <style:style style:name="T23" style:family="text">
      <style:text-properties fo:font-size="12pt" style:text-underline-style="none" fo:font-weight="normal" officeooo:rsid="001ca0c4" style:font-size-asian="10.5pt" style:font-weight-asian="normal" style:font-size-complex="12pt" style:font-weight-complex="normal"/>
    </style:style>
    <style:style style:name="T24" style:family="text">
      <style:text-properties fo:font-size="12pt" style:text-underline-style="none" fo:font-weight="normal" officeooo:rsid="001e77d7" style:font-size-asian="10.5pt" style:font-weight-asian="normal" style:font-size-complex="12pt" style:font-weight-complex="normal"/>
    </style:style>
    <style:style style:name="T25" style:family="text">
      <style:text-properties fo:font-size="12pt" style:text-underline-style="none" fo:font-weight="normal" officeooo:rsid="00247d0b" style:font-size-asian="10.5pt" style:font-weight-asian="normal" style:font-size-complex="12pt" style:font-weight-complex="normal"/>
    </style:style>
    <style:style style:name="T26" style:family="text">
      <style:text-properties fo:font-size="12pt" style:text-underline-style="none" fo:font-weight="normal" officeooo:rsid="00262066" style:font-size-asian="10.5pt" style:font-weight-asian="normal" style:font-size-complex="12pt" style:font-weight-complex="normal"/>
    </style:style>
    <style:style style:name="T27" style:family="text">
      <style:text-properties fo:font-size="12pt" style:text-underline-style="none" fo:font-weight="normal" officeooo:rsid="00276267" style:font-size-asian="10.5pt" style:font-weight-asian="normal" style:font-size-complex="12pt" style:font-weight-complex="normal"/>
    </style:style>
    <style:style style:name="T28" style:family="text">
      <style:text-properties fo:font-size="12pt" style:text-underline-style="none" fo:font-weight="normal" officeooo:rsid="0029b376" style:font-size-asian="10.5pt" style:font-weight-asian="normal" style:font-size-complex="12pt" style:font-weight-complex="normal"/>
    </style:style>
    <style:style style:name="T29" style:family="text">
      <style:text-properties fo:font-size="12pt" style:text-underline-style="none" fo:font-weight="normal" officeooo:rsid="002ba314" style:font-size-asian="10.5pt" style:font-weight-asian="normal" style:font-size-complex="12pt" style:font-weight-complex="normal"/>
    </style:style>
    <style:style style:name="T30" style:family="text">
      <style:text-properties fo:font-size="12pt" style:text-underline-style="none" style:font-size-asian="10.5pt" style:font-size-complex="12pt"/>
    </style:style>
    <style:style style:name="T31" style:family="text">
      <style:text-properties fo:font-size="12pt" style:text-underline-style="none" officeooo:rsid="00078d6c" style:font-size-asian="10.5pt" style:font-size-complex="12pt"/>
    </style:style>
    <style:style style:name="T32" style:family="text">
      <style:text-properties fo:font-size="12pt" style:text-underline-style="none" officeooo:rsid="00084ad1" style:font-size-asian="10.5pt" style:font-size-complex="12pt"/>
    </style:style>
    <style:style style:name="T33" style:family="text">
      <style:text-properties fo:font-size="12pt" style:text-underline-style="none" officeooo:rsid="0015cf69" style:font-size-asian="10.5pt" style:font-size-complex="12pt"/>
    </style:style>
    <style:style style:name="T34" style:family="text">
      <style:text-properties fo:font-size="12pt" style:text-underline-style="none" officeooo:rsid="0016a0a1" style:font-size-asian="10.5pt" style:font-size-complex="12pt"/>
    </style:style>
    <style:style style:name="T35" style:family="text">
      <style:text-properties fo:font-size="12pt" officeooo:rsid="001e77d7" style:font-size-asian="10.5pt" style:font-size-complex="12pt"/>
    </style:style>
    <style:style style:name="T36" style:family="text">
      <style:text-properties fo:font-size="12pt" officeooo:rsid="001fdb9a" style:font-size-asian="10.5pt" style:font-size-complex="12pt"/>
    </style:style>
    <style:style style:name="T37" style:family="text">
      <style:text-properties fo:color="#c9211e" fo:font-size="12pt" style:text-underline-style="none" fo:font-weight="bold" style:font-size-asian="10.5pt" style:font-weight-asian="bold" style:font-size-complex="12pt" style:font-weight-complex="bold"/>
    </style:style>
    <style:style style:name="T38" style:family="text">
      <style:text-properties fo:color="#c9211e" fo:font-size="12pt" style:text-underline-style="none" fo:font-weight="bold" officeooo:rsid="0002a7f1" style:font-size-asian="10.5pt" style:font-weight-asian="bold" style:font-size-complex="12pt" style:font-weight-complex="bold"/>
    </style:style>
    <style:style style:name="T39" style:family="text">
      <style:text-properties fo:color="#c9211e" fo:font-size="12pt" style:text-underline-style="none" fo:font-weight="bold" officeooo:rsid="0005cced" style:font-size-asian="10.5pt" style:font-weight-asian="bold" style:font-size-complex="12pt" style:font-weight-complex="bold"/>
    </style:style>
    <style:style style:name="T40" style:family="text">
      <style:text-properties fo:color="#c9211e" fo:font-size="12pt" style:text-underline-style="none" fo:font-weight="bold" officeooo:rsid="0009c9bd" style:font-size-asian="10.5pt" style:font-weight-asian="bold" style:font-size-complex="12pt" style:font-weight-complex="bold"/>
    </style:style>
    <style:style style:name="T41" style:family="text">
      <style:text-properties fo:color="#c9211e" fo:font-size="12pt" style:text-underline-style="none" fo:font-weight="bold" officeooo:rsid="0016cee6" style:font-size-asian="10.5pt" style:font-weight-asian="bold" style:font-size-complex="12pt" style:font-weight-complex="bold"/>
    </style:style>
    <style:style style:name="T42" style:family="text">
      <style:text-properties fo:color="#c9211e" fo:font-size="12pt" style:text-underline-style="none" fo:font-weight="bold" officeooo:rsid="001e77d7" style:font-size-asian="10.5pt" style:font-weight-asian="bold" style:font-size-complex="12pt" style:font-weight-complex="bold"/>
    </style:style>
    <style:style style:name="T43" style:family="text">
      <style:text-properties fo:color="#c9211e" fo:font-size="12pt" style:text-underline-style="none" fo:font-weight="bold" officeooo:rsid="001ca0c4" style:font-size-asian="10.5pt" style:font-weight-asian="bold" style:font-size-complex="12pt" style:font-weight-complex="bold"/>
    </style:style>
    <style:style style:name="T44" style:family="text">
      <style:text-properties fo:color="#000000" fo:font-size="12pt" style:text-underline-style="none" fo:font-weight="normal" officeooo:rsid="0002a7f1" style:font-size-asian="10.5pt" style:font-weight-asian="normal" style:font-size-complex="12pt" style:font-weight-complex="normal"/>
    </style:style>
    <style:style style:name="T45" style:family="text">
      <style:text-properties fo:color="#000000" fo:font-size="12pt" style:text-underline-style="none" fo:font-weight="normal" officeooo:rsid="0003f9bd" style:font-size-asian="10.5pt" style:font-weight-asian="normal" style:font-size-complex="12pt" style:font-weight-complex="normal"/>
    </style:style>
    <style:style style:name="T46" style:family="text">
      <style:text-properties fo:color="#000000" fo:font-size="12pt" style:text-underline-style="none" fo:font-weight="normal" officeooo:rsid="00276267" style:font-size-asian="10.5pt" style:font-weight-asian="normal" style:font-size-complex="12pt" style:font-weight-complex="normal"/>
    </style:style>
    <style:style style:name="T47" style:family="text">
      <style:text-properties fo:color="#00a933" fo:font-size="12pt" style:text-underline-style="none" fo:font-weight="bold" officeooo:rsid="0003f9bd" style:font-size-asian="10.5pt" style:font-weight-asian="bold" style:font-size-complex="12pt" style:font-weight-complex="bold"/>
    </style:style>
    <style:style style:name="T48" style:family="text">
      <style:text-properties fo:color="#00a933" fo:font-size="12pt" style:text-underline-style="none" fo:font-weight="bold" officeooo:rsid="00084ad1" style:font-size-asian="10.5pt" style:font-weight-asian="bold" style:font-size-complex="12pt" style:font-weight-complex="bold"/>
    </style:style>
    <style:style style:name="T49" style:family="text">
      <style:text-properties fo:color="#00a933" fo:font-size="12pt" officeooo:rsid="001fdb9a" style:font-size-asian="10.5pt" style:font-size-complex="12pt"/>
    </style:style>
    <style:style style:name="T50" style:family="text">
      <style:text-properties fo:color="#00a933" fo:font-size="12pt" officeooo:rsid="0022e77d" style:font-size-asian="10.5pt" style:font-size-complex="12pt"/>
    </style:style>
    <style:style style:name="T51" style:family="text">
      <style:text-properties fo:color="#158466" fo:font-size="12pt" style:text-underline-style="none" fo:font-weight="normal" officeooo:rsid="0005eb81" style:font-size-asian="10.5pt" style:font-weight-asian="normal" style:font-size-complex="12pt" style:font-weight-complex="normal"/>
    </style:style>
    <style:style style:name="T52" style:family="text">
      <style:text-properties fo:color="#158466" fo:font-size="12pt" style:text-underline-style="none" fo:font-weight="normal" officeooo:rsid="000562e2" style:font-size-asian="10.5pt" style:font-weight-asian="normal" style:font-size-complex="12pt" style:font-weight-complex="normal"/>
    </style:style>
    <style:style style:name="T53" style:family="text">
      <style:text-properties fo:color="#158466" fo:font-size="12pt" style:text-underline-style="none" fo:font-weight="normal" officeooo:rsid="00078d6c" style:font-size-asian="10.5pt" style:font-weight-asian="normal" style:font-size-complex="12pt" style:font-weight-complex="normal"/>
    </style:style>
    <style:style style:name="T54" style:family="text">
      <style:text-properties fo:color="#ff4000" fo:font-size="12pt" style:text-underline-style="none" fo:font-weight="bold" officeooo:rsid="0005cced" style:font-size-asian="10.5pt" style:font-weight-asian="bold" style:font-size-complex="12pt" style:font-weight-complex="bold"/>
    </style:style>
    <style:style style:name="T55" style:family="text">
      <style:text-properties fo:color="#ff4000" fo:font-size="12pt" style:text-underline-style="none" fo:font-weight="bold" officeooo:rsid="002ba314" style:font-size-asian="10.5pt" style:font-weight-asian="bold" style:font-size-complex="12pt" style:font-weight-complex="bold"/>
    </style:style>
    <style:style style:name="T56" style:family="text">
      <style:text-properties fo:color="#780373" fo:font-size="12pt" style:text-underline-style="none" fo:font-weight="bold" officeooo:rsid="00078d6c" style:font-size-asian="10.5pt" style:font-weight-asian="bold" style:font-size-complex="12pt" style:font-weight-complex="bold"/>
    </style:style>
    <style:style style:name="T57" style:family="text">
      <style:text-properties fo:color="#780373" fo:font-size="12pt" style:text-underline-style="solid" style:text-underline-width="auto" style:text-underline-color="font-color" fo:font-weight="bold" style:font-size-asian="10.5pt" style:font-weight-asian="bold" style:font-size-complex="12pt" style:font-weight-complex="bold"/>
    </style:style>
    <style:style style:name="T58" style:family="text">
      <style:text-properties fo:color="#780373" fo:font-size="12pt" style:text-underline-style="solid" style:text-underline-width="auto" style:text-underline-color="font-color" fo:font-weight="bold" officeooo:rsid="00084ad1" style:font-size-asian="10.5pt" style:font-weight-asian="bold" style:font-size-complex="12pt" style:font-weight-complex="bold"/>
    </style:style>
    <style:style style:name="T59" style:family="text">
      <style:text-properties fo:color="#780373" fo:font-size="12pt" style:text-underline-style="solid" style:text-underline-width="auto" style:text-underline-color="font-color" fo:font-weight="bold" officeooo:rsid="000afcc1" style:font-size-asian="10.5pt" style:font-weight-asian="bold" style:font-size-complex="12pt" style:font-weight-complex="bold"/>
    </style:style>
    <style:style style:name="T60" style:family="text">
      <style:text-properties fo:color="#780373" fo:font-size="12pt" style:text-underline-style="solid" style:text-underline-width="auto" style:text-underline-color="font-color" fo:font-weight="bold" officeooo:rsid="000cec06" style:font-size-asian="10.5pt" style:font-weight-asian="bold" style:font-size-complex="12pt" style:font-weight-complex="bold"/>
    </style:style>
    <style:style style:name="T61" style:family="text">
      <style:text-properties fo:color="#ff0000" fo:font-size="12pt" style:text-underline-style="none" fo:font-weight="normal" officeooo:rsid="0005cced" style:font-size-asian="10.5pt" style:font-weight-asian="normal" style:font-size-complex="12pt" style:font-weight-complex="normal"/>
    </style:style>
    <style:style style:name="T62" style:family="text">
      <style:text-properties fo:color="#ff0000" fo:font-size="12pt" style:text-underline-style="none" fo:font-weight="normal" officeooo:rsid="00084ad1" style:font-size-asian="10.5pt" style:font-weight-asian="normal" style:font-size-complex="12pt" style:font-weight-complex="normal"/>
    </style:style>
    <style:style style:name="T63" style:family="text">
      <style:text-properties fo:color="#3465a4" fo:font-size="12pt" style:text-underline-style="none" fo:font-weight="bold" style:font-size-asian="10.5pt" style:font-weight-asian="bold" style:font-size-complex="12pt" style:font-weight-complex="bold"/>
    </style:style>
    <style:style style:name="T64" style:family="text">
      <style:text-properties fo:color="#3465a4" fo:font-size="12pt" style:text-underline-style="none" fo:font-weight="bold" officeooo:rsid="00078d6c" style:font-size-asian="10.5pt" style:font-weight-asian="bold" style:font-size-complex="12pt" style:font-weight-complex="bold"/>
    </style:style>
    <style:style style:name="T65" style:family="text">
      <style:text-properties fo:color="#3465a4" fo:font-size="12pt" style:text-underline-style="none" fo:font-weight="bold" officeooo:rsid="001b8745" style:font-size-asian="10.5pt" style:font-weight-asian="bold" style:font-size-complex="12pt" style:font-weight-complex="bold"/>
    </style:style>
    <style:style style:name="T66" style:family="text">
      <style:text-properties fo:color="#3465a4" fo:font-size="12pt" style:text-underline-style="none" fo:font-weight="bold" officeooo:rsid="0019de4e" style:font-size-asian="10.5pt" style:font-weight-asian="bold" style:font-size-complex="12pt" style:font-weight-complex="bold"/>
    </style:style>
    <style:style style:name="T67" style:family="text">
      <style:text-properties fo:color="#3465a4" fo:font-size="12pt" style:text-underline-style="none" fo:font-weight="bold" officeooo:rsid="00247d0b" style:font-size-asian="10.5pt" style:font-weight-asian="bold" style:font-size-complex="12pt" style:font-weight-complex="bold"/>
    </style:style>
    <style:style style:name="T68" style:family="text">
      <style:text-properties fo:color="#3465a4" fo:font-size="12pt" style:text-underline-style="none" fo:font-weight="bold" officeooo:rsid="00262066" style:font-size-asian="10.5pt" style:font-weight-asian="bold" style:font-size-complex="12pt" style:font-weight-complex="bold"/>
    </style:style>
    <style:style style:name="T69" style:family="text">
      <style:text-properties fo:color="#3465a4" fo:font-size="12pt" style:text-underline-style="none" fo:font-weight="normal" style:font-size-asian="10.5pt" style:font-weight-asian="normal" style:font-size-complex="12pt" style:font-weight-complex="normal"/>
    </style:style>
    <style:style style:name="T70" style:family="text">
      <style:text-properties fo:color="#3465a4" fo:font-size="12pt" style:text-underline-style="none" fo:font-weight="normal" officeooo:rsid="00262066" style:font-size-asian="10.5pt" style:font-weight-asian="normal" style:font-size-complex="12pt" style:font-weight-complex="normal"/>
    </style:style>
    <style:style style:name="T71" style:family="text">
      <style:text-properties fo:color="#800080" fo:font-size="12pt" style:text-underline-style="solid" style:text-underline-width="auto" style:text-underline-color="font-color" fo:font-weight="bold" officeooo:rsid="000cec06" style:font-size-asian="10.5pt" style:font-weight-asian="bold" style:font-size-complex="12pt" style:font-weight-complex="bold"/>
    </style:style>
    <style:style style:name="T72" style:family="text">
      <style:text-properties fo:color="#bf0041" fo:font-size="12pt" style:text-underline-style="none" fo:font-weight="bold" officeooo:rsid="0016a0a1" style:font-size-asian="10.5pt" style:font-weight-asian="bold" style:font-size-complex="12pt" style:font-weight-complex="bold"/>
    </style:style>
    <style:style style:name="T73" style:family="text">
      <style:text-properties fo:color="#bf0041" fo:font-size="12pt" style:text-underline-style="none" fo:font-weight="bold" officeooo:rsid="00193e80" style:font-size-asian="10.5pt" style:font-weight-asian="bold" style:font-size-complex="12pt" style:font-weight-complex="bold"/>
    </style:style>
    <style:style style:name="T74" style:family="text">
      <style:text-properties officeooo:rsid="0018364c"/>
    </style:style>
    <style:style style:name="T75" style:family="text">
      <style:text-properties fo:color="#ff8000" fo:font-size="12pt" style:text-underline-style="none" fo:font-weight="bold" officeooo:rsid="00193e80" style:font-size-asian="10.5pt" style:font-weight-asian="bold" style:font-size-complex="12pt" style:font-weight-complex="bold"/>
    </style:style>
    <style:style style:name="T76" style:family="text">
      <style:text-properties fo:font-size="16pt" fo:font-weight="bold" style:font-size-asian="16pt" style:font-weight-asian="bold" style:font-size-complex="16pt" style:font-weight-complex="bold"/>
    </style:style>
    <style:style style:name="T77" style:family="text">
      <style:text-properties fo:font-size="18pt" style:font-size-asian="18pt" style:font-size-complex="1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justify" draw:textarea-vertical-align="middle" draw:auto-grow-height="false" fo:min-height="18.78cm" fo:min-width="16.5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4.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7.5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none" draw:textarea-horizontal-align="justify" draw:textarea-vertical-align="middle" draw:auto-grow-height="false" fo:min-height="18.611cm" fo:min-width="16.8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499cm" draw:marker-end-width="0.499cm" draw:fill="none" draw:textarea-horizontal-align="justify" draw:textarea-vertical-align="middle" draw:auto-grow-height="false" fo:min-height="0.651cm" fo:min-width="0.6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499cm" draw:marker-end-width="0.499cm" draw:fill="none" draw:textarea-horizontal-align="justify" draw:textarea-vertical-align="middle" draw:auto-grow-height="false" fo:min-height="0.552cm" fo:min-width="0.57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1.085cm" fo:min-width="1.4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3.2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none" draw:textarea-horizontal-align="justify" draw:textarea-vertical-align="middle" draw:auto-grow-height="false" fo:min-height="11.615cm" fo:min-width="16.6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607cm" fo:min-width="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none" draw:textarea-horizontal-align="justify" draw:textarea-vertical-align="middle" draw:auto-grow-height="false" fo:min-height="6.551cm" fo:min-width="16.6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color="#000000" draw:fill="none" draw:fill-color="#ffffff" fo:min-height="6.2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color="#000000" draw:fill="none" draw:fill-color="#ffffff" fo:min-height="4.8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I with constraints for robots</text:p>
      <text:p text:style-name="P1"/>
      <text:list xml:id="list1539140835" text:style-name="L1">
        <text:list-item>
          <text:p text:style-name="P68">Introduction</text:p>
        </text:list-item>
      </text:list>
      <text:p text:style-name="P23"><text:span text:style-name="T6">Apparently some material comes from the universe trough minding on the planet. This is a energy consuming issue there the only target is to expand our routes to other resources than earth. Investing and measuring can bring problems for our atmosphere or disease on the normal functioning human organic substance. Therefore would be better to build up remote environments which are accessible for humans the only thing lacking is the food and </text:span><text:span text:style-name="T29">oxygen.</text:span><text:span text:style-name="T6"> Therefore we can test the AI in advance (means a HARDWARE created robot with human way of </text:span><text:span text:style-name="T38">creating structures</text:span><text:span text:style-name="T44">) in certain location.</text:span></text:p>
      <text:p text:style-name="P23"><text:span text:style-name="T45">Let’s say that the </text:span><text:span text:style-name="T47">first constraint</text:span><text:span text:style-name="T45"> we have is to create (means building structures with the existing resources in a radius area around the best chosen location on the surface). The </text:span><text:span text:style-name="T47">second constraint</text:span><text:span text:style-name="T45"> is to not reproduce itself.</text:span><text:span text:style-name="T44"> </text:span></text:p>
      <text:p text:style-name="P2"/>
      <text:list xml:id="list203840120740483" text:continue-numbering="true" text:style-name="L1">
        <text:list-item>
          <text:p text:style-name="P68">Universal hardware execution elements</text:p>
          <text:list>
            <text:list-item>
              <text:p text:style-name="P71">Different configurations of robot can have different constellations. Means the categorisation of elements provided on this hardware.</text:p>
            </text:list-item>
            <text:list-item>
              <text:p text:style-name="P71">Categorisations</text:p>
              <text:list>
                <text:list-item>
                  <text:p text:style-name="P71">Moving <text:span text:style-name="T74">operation</text:span></text:p>
                </text:list-item>
                <text:list-item>
                  <text:p text:style-name="P71">Measuring <text:span text:style-name="T74">operation</text:span></text:p>
                </text:list-item>
                <text:list-item>
                  <text:p text:style-name="P73"><text:span text:style-name="T7">Mining </text:span><text:span text:style-name="T19">operation</text:span></text:p>
                </text:list-item>
                <text:list-item>
                  <text:p text:style-name="P73"><text:span text:style-name="T7">Constructing </text:span><text:span text:style-name="T19">operation</text:span></text:p>
                </text:list-item>
              </text:list>
            </text:list-item>
            <text:list-item>
              <text:p text:style-name="P71">Model with defined categorisation parts (file extensions obj, stl, step, ...)</text:p>
            </text:list-item>
          </text:list>
        </text:list-item>
      </text:list>
      <text:p text:style-name="P2"/>
      <text:list xml:id="list203841145190998" text:continue-numbering="true" text:style-name="L1">
        <text:list-item>
          <text:p text:style-name="P68">AI module</text:p>
        </text:list-item>
      </text:list>
      <text:p text:style-name="P6"/>
      <text:p text:style-name="P26"><text:span text:style-name="T8">The software manipulating this hardware model according the categorisation (reaching </text:span><text:span text:style-name="T10">the </text:span><text:span text:style-name="T8">target of </text:span><text:span text:style-name="T52">operation </text:span><text:span text:style-name="T53">(#1)</text:span><text:span text:style-name="T8">, </text:span><text:span text:style-name="T10">for</text:span><text:span text:style-name="T8"> finalising the wanted structure). This is a </text:span><text:span text:style-name="T10">PC</text:span><text:span text:style-name="T8"> of hardware </text:span><text:span text:style-name="T9">powerful</text:span><text:span text:style-name="T8"> enough to </text:span><text:span text:style-name="T51">break down the different cycles </text:span><text:span text:style-name="T53">(#2)</text:span><text:span text:style-name="T10"> and</text:span><text:span text:style-name="T8"> </text:span><text:span text:style-name="T10">then </text:span><text:span text:style-name="T51">break down the cycles in different steps </text:span><text:span text:style-name="T53">(#3)</text:span><text:span text:style-name="T10">, each cycle is </text:span><text:span text:style-name="T8">calculate</text:span><text:span text:style-name="T10">d in</text:span><text:span text:style-name="T8"> real time simulations </text:span><text:span text:style-name="T10">for</text:span><text:span text:style-name="T8"> the movement of the robot </text:span><text:span text:style-name="T10">(in 3D environment non graphical for avoiding CPU overload)</text:span><text:span text:style-name="T8"> with </text:span><text:span text:style-name="T9">each used categorisation element</text:span><text:span text:style-name="T10"> for the step.</text:span></text:p>
      <text:p text:style-name="P10"/>
      <text:p text:style-name="P26"><text:span text:style-name="T9">If the simulation </text:span><text:span text:style-name="T10">has </text:span><text:span text:style-name="T9">reached it’s goal </text:span><text:span text:style-name="T11">of the cycle (#2)</text:span><text:span text:style-name="T9"> there should be a </text:span><text:span text:style-name="T39">relocation </text:span><text:span text:style-name="T9">or </text:span><text:span text:style-name="T39">retry according other path</text:span><text:span text:style-name="T9"> for solving the current </text:span><text:span text:style-name="T10">cycle</text:span><text:span text:style-name="T9">.</text:span></text:p>
      <text:p text:style-name="P25"><text:span text:style-name="T55">suppress</text:span><text:span text:style-name="T54">/not </text:span><text:span text:style-name="T55">suppress</text:span><text:span text:style-name="T9"> </text:span><text:span text:style-name="T10">cycle</text:span><text:span text:style-name="T9"> is optional and to set.</text:span></text:p>
      <text:p text:style-name="P11"/>
      <text:p text:style-name="P25"><text:span text:style-name="T9">In case the hardware execution is error </text:span><text:span text:style-name="T11">of cycle (#2) we do a </text:span><text:span text:style-name="T56">failure handling</text:span><text:span text:style-name="T11"> </text:span><text:span text:style-name="T9">(retry for certain amount): </text:span></text:p>
      <text:p text:style-name="P11">1) Restore procedure</text:p>
      <text:p text:style-name="P25"><text:span text:style-name="T9">2) Retake the simulation </text:span><text:span text:style-name="T54">according the constraints</text:span><text:span text:style-name="T9"> of the previous hardware execution</text:span></text:p>
      <text:p text:style-name="P38"><text:span text:style-name="T9">3</text:span><text:span text:style-name="T5">) </text:span><text:span text:style-name="T11">Perform cycle according new constraints</text:span></text:p>
      <text:p text:style-name="P11"><text:s/></text:p>
      <text:p text:style-name="P25"><text:span text:style-name="T9">In case </text:span><text:span text:style-name="T56">failure handling</text:span><text:span text:style-name="T9"> after this fail cycle </text:span><text:span text:style-name="T61">relocate</text:span><text:span text:style-name="T9"> or </text:span><text:span text:style-name="T61">retry according other </text:span><text:span text:style-name="T62">cycle (#2)</text:span><text:span text:style-name="T9">.</text:span></text:p>
      <text:p text:style-name="P7"/>
      <text:p text:style-name="P26"><text:span text:style-name="T10">Defining the cycles i</text:span><text:span text:style-name="T11">t</text:span><text:span text:style-name="T10"> will happen with </text:span><text:span text:style-name="T64">logarithm.</text:span><text:span text:style-name="T10"> These are s</text:span><text:span text:style-name="T11">t</text:span><text:span text:style-name="T10">eps to be co</text:span><text:span text:style-name="T11">m</text:span><text:span text:style-name="T10">bined </text:span><text:span text:style-name="T11">according the categorisation elements.</text:span></text:p>
      <text:p text:style-name="P13"/>
      <text:p text:style-name="P52"><text:span text:style-name="T64">S</text:span><text:span text:style-name="T63">tep 0:</text:span></text:p>
      <text:p text:style-name="P57">DEFINE REFERENCE LOCATION POINT (SET MARK) before performing the following steps</text:p>
      <text:p text:style-name="P13"/>
      <text:p text:style-name="P13"/>
      <text:p text:style-name="P43"><text:soft-page-break/><text:span text:style-name="T31">S</text:span><text:span text:style-name="T30">tep 1:</text:span></text:p>
      <text:p text:style-name="P27"><text:span text:style-name="T11">T</text:span><text:span text:style-name="T12">here are </text:span><text:span text:style-name="T58">4 level logarithms calculations </text:span><text:span text:style-name="T60">for object deconstruction</text:span><text:span text:style-name="T12">:</text:span></text:p>
      <text:p text:style-name="P14">- Level 1: Break down into operations (#1).</text:p>
      <text:p text:style-name="P14">- Level 2: Break down into cycles (#2).</text:p>
      <text:p text:style-name="P14">- Level 3: Break down into steps (#3).</text:p>
      <text:p text:style-name="P27"><text:span text:style-name="T12">- Level 4: Case of </text:span><text:span text:style-name="T48">categorisation constructing</text:span><text:span text:style-name="T12"> (additional a combining cycle will be added to the flow, means combining one material to the other in different steps).</text:span></text:p>
      <text:p text:style-name="P14"/>
      <text:p text:style-name="P40"><text:span text:style-name="T12">T</text:span><text:span text:style-name="T5">he 4 logarithms have to have </text:span><text:span text:style-name="T37">different parameters (tolerances, speed, fragmentations) according DNA string</text:span><text:span text:style-name="T5"> input.</text:span></text:p>
      <text:p text:style-name="P28"><text:span text:style-name="T13">So exceeding the scope of this document is to attach the DNA string to certain parameters into to the logarithm. These </text:span><text:span text:style-name="T40">parameters can be seen as constraints</text:span><text:span text:style-name="T13"> besides the hardware possibility’s of the robot.</text:span></text:p>
      <text:p text:style-name="P14"/>
      <text:p text:style-name="P41"><text:span text:style-name="T12">T</text:span><text:span text:style-name="T5">here is </text:span><text:span text:style-name="T57">1 planning logarithm </text:span><text:span text:style-name="T5">logarithm takes care of the sequential steps and environment:</text:span></text:p>
      <text:p text:style-name="P16">- Calculates needed power from current reached cycle to final cycle.</text:p>
      <text:p text:style-name="P16">- Calculates power gain over a certain time.</text:p>
      <text:p text:style-name="P27"><text:span text:style-name="T12">- </text:span><text:span text:style-name="T14">Calculates needed power for reloading.</text:span></text:p>
      <text:p text:style-name="P16">- Safety parameters for this issue must be recalculated frequently every time.</text:p>
      <text:p text:style-name="P16">- Calculates needed power for reloading must be recalculated frequently cause of time before reloading depends on factors (distance or time, for example solar, for example electricity, …).</text:p>
      <text:p text:style-name="P24"><text:span text:style-name="T14">- </text:span><text:span text:style-name="T18">Include the </text:span><text:span text:style-name="T4">maintenance logarithm</text:span><text:span text:style-name="T18">.</text:span></text:p>
      <text:p text:style-name="P16">- Delta safety must be included, mean safety power in case of unforeseen circumstances.</text:p>
      <text:p text:style-name="P14"/>
      <text:p text:style-name="P24"><text:span text:style-name="T12">There is </text:span><text:span text:style-name="T58">1 </text:span><text:span text:style-name="T59">maintenance</text:span><text:span text:style-name="T58"> logarithm</text:span><text:span text:style-name="T12"> </text:span><text:span text:style-name="T14">to be taken</text:span><text:span text:style-name="T12"> care of the sequential environment:</text:span></text:p>
      <text:p text:style-name="P27"><text:span text:style-name="T12">- </text:span><text:span text:style-name="T14">Sequential action defined for maintenance. This one is hardware specific. Must be defined according each different hardware robot model.</text:span></text:p>
      <text:p text:style-name="P17"/>
      <text:p text:style-name="P41"><text:span text:style-name="T5">There is </text:span><text:span text:style-name="T57">1 fail over logarithm</text:span><text:span text:style-name="T5"> to be performed until cycle is ok or dead lock has been reached:</text:span></text:p>
      <text:p text:style-name="P12">- Restore procedure</text:p>
      <text:p text:style-name="P24"><text:span text:style-name="T9">- Retake the simulation </text:span><text:span text:style-name="T54">according the constraints</text:span><text:span text:style-name="T9"> of the previous hardware execution</text:span></text:p>
      <text:p text:style-name="P39"><text:span text:style-name="T14">- </text:span><text:span text:style-name="T11">Perform cycle according new constraints</text:span></text:p>
      <text:p text:style-name="P17"/>
      <text:p text:style-name="P24"><text:span text:style-name="T14">There is </text:span><text:span text:style-name="T59">1 dead lock logarithm</text:span><text:span text:style-name="T14"> this to go back to the beginning of the current cycle if cycle has reached a dead end or break of material.</text:span></text:p>
      <text:p text:style-name="P16">- Material check</text:p>
      <text:p text:style-name="P16">- Define steps to go back to previous point of the current cycle.</text:p>
      <text:p text:style-name="P16">- Evoke maintenance logarithm or not.</text:p>
      <text:p text:style-name="P16">- This one include the error handling procedure.</text:p>
      <text:p text:style-name="P58">- Exception: Could go in to the dead lock !!!!!!!!!</text:p>
      <text:p text:style-name="P14"/>
      <text:p text:style-name="P43"><text:span text:style-name="T32">S</text:span><text:span text:style-name="T30">tep 2:</text:span></text:p>
      <text:p text:style-name="P29"><text:span text:style-name="T15">There is </text:span><text:span text:style-name="T71">1 Exploring logarithm</text:span><text:span text:style-name="T15">:</text:span></text:p>
      <text:p text:style-name="P18">Step 1 defines the needed materials. This includes that the exploration of the current source is possible to do according the location of this materials in percentage existence on the source.</text:p>
      <text:p text:style-name="P42"><text:span text:style-name="T5">This means we have to first define the parameters for the </text:span><text:span text:style-name="T3">planning logaritm</text:span><text:span text:style-name="T16">.</text:span></text:p>
      <text:p text:style-name="P19">Also we have to find the resources for step 1.</text:p>
      <text:p text:style-name="P19"/>
      <text:p text:style-name="P19">This means we do in the exploring logarithm a measure period, first to set the planning logarithm parameters in place, second to explore the materials until all resources are found. </text:p>
      <text:p text:style-name="P19"/>
      <text:p text:style-name="P19"><text:soft-page-break/>This includes the categorisations of the moving and the measuring. According a radius of the certain position (means initialisation place).</text:p>
      <text:p text:style-name="P19"/>
      <text:p text:style-name="P19">Interesting is the distances of search locations, we got one a radius, 2 the distance of different measure points, 3 heights/depths. Must be recalculated until all resources are found, this means after <text:s/>current plane not containing all resources, extend the factor and recalculate but subtract current plane from the reference point.</text:p>
      <text:p text:style-name="P19"/>
      <text:p text:style-name="P30"><text:span text:style-name="T16">- Surfac</text:span><text:span text:style-name="T17">e</text:span><text:span text:style-name="T16"> measurements</text:span></text:p>
      <text:p text:style-name="P19">- Below surfaces measurements</text:p>
      <text:p text:style-name="P19">- Atmosphere measurements</text:p>
      <text:p text:style-name="P19"/>
      <text:p text:style-name="P31"><text:span text:style-name="T16">W</text:span><text:span text:style-name="T17">e will perform this exploring logarithm until all resources are found according the quality percentage of the structure defined in the object file (means for example 60 – 100 percent correct). </text:span></text:p>
      <text:p text:style-name="P20">Each of the measurement points will be saved according the reference point and stocked into the memory.</text:p>
      <text:p text:style-name="P15"/>
      <text:p text:style-name="P45"><text:span text:style-name="T32">Step </text:span><text:span text:style-name="T33">4</text:span><text:span text:style-name="T32">:</text:span></text:p>
      <text:p text:style-name="P31"><text:span text:style-name="T12">T</text:span><text:span text:style-name="T17">he source map is the locations of the founded resources.</text:span></text:p>
      <text:p text:style-name="P47"><text:span text:style-name="T17">C</text:span><text:span text:style-name="T5">ould be on different locations.</text:span></text:p>
      <text:p text:style-name="P15"/>
      <text:p text:style-name="P44"><text:span text:style-name="T32">S</text:span><text:span text:style-name="T30">tep </text:span><text:span text:style-name="T34">5</text:span><text:span text:style-name="T30">:</text:span></text:p>
      <text:p text:style-name="P46"><text:span text:style-name="T5">Execution </text:span><text:span text:style-name="T18">(Performance) </text:span><text:span text:style-name="T5">… .</text:span></text:p>
      <text:p text:style-name="P46"><text:span text:style-name="T5">- </text:span><text:span text:style-name="T18">Do the Exploring logarithm included with the maintenance logarithm (indicator is the hardware).</text:span></text:p>
      <text:p text:style-name="P27"><text:span text:style-name="T12">- </text:span><text:span text:style-name="T18">Do the planning logarithm according source map.</text:span></text:p>
      <text:p text:style-name="P27"><text:span text:style-name="T18">→ </text:span><text:span text:style-name="T72">Here we go;-)</text:span></text:p>
      <text:p text:style-name="P27"><text:span text:style-name="T12">- </text:span><text:span text:style-name="T18">Execute the planning logarithm.</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03842118899566" text:continue-numbering="true" text:style-name="L1">
        <text:list-item>
          <text:p text:style-name="P74"><text:soft-page-break/><text:span text:style-name="T1">AI </text:span><text:span text:style-name="T2">used logic</text:span></text:p>
          <text:list>
            <text:list-header>
              <text:p text:style-name="P69"/>
            </text:list-header>
          </text:list>
        </text:list-item>
      </text:list>
      <text:p text:style-name="P4"/>
      <text:p text:style-name="P4"/>
      <text:p text:style-name="P4"><draw:frame text:anchor-type="paragraph" draw:z-index="0" draw:name="Shape2" draw:style-name="gr17" draw:text-style-name="P77" svg:width="7.859cm" svg:height="4.871cm" svg:x="4.563cm" svg:y="0.42cm"><draw:text-box><text:p>.OBJ, .dae, … data for input into the AI environment</text:p><text:p/><text:p text:style-name="P79">TARGET</text:p><text:p text:style-name="P79"/><text:p text:style-name="P82">- Following parameters included</text:p><text:p text:style-name="P82"><text:tab/>- Material</text:p><text:p text:style-name="P82"><text:tab/>- Sizes</text:p><text:p text:style-name="P82"><text:tab/>- (optional) contruction order</text:p><text:p text:style-name="P79"/></draw:text-box></draw:frame></text:p>
      <text:p text:style-name="P4"/>
      <text:p text:style-name="P4"/>
      <text:p text:style-name="P4"/>
      <text:p text:style-name="P48">Wanted structure</text:p>
      <text:p text:style-name="P4"/>
      <text:p text:style-name="P4"/>
      <text:p text:style-name="P4"/>
      <text:p text:style-name="P4"/>
      <text:p text:style-name="P4"/>
      <text:p text:style-name="P4"/>
      <text:p text:style-name="P4"><draw:frame text:anchor-type="paragraph" draw:z-index="1" draw:name="Shape1" draw:style-name="gr16" draw:text-style-name="P77" svg:width="7.753cm" svg:height="6.298cm" svg:x="4.531cm" svg:y="0.393cm"><draw:text-box><text:p>.OBJ, .dae, … data for input into the AI</text:p><text:p>Environment with the hardware categorisations defined on the object. This hardware categorisations are set on each functional part of the robot.</text:p><text:p/><text:p>Subdefine the categorie in units for executing a certain movement.</text:p><text:p/></draw:text-box></draw:frame></text:p>
      <text:p text:style-name="P4"/>
      <text:p text:style-name="P4"/>
      <text:p text:style-name="P48">Used hardwa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0">Executing categories</text:p>
      <text:p text:style-name="P4"/>
      <text:p text:style-name="P9">Executing the category is according the universal interface, this as a queue to translate the standard step to a certain command for the hardware part who is able to perform this category action.</text:p>
      <text:p text:style-name="P9"/>
      <text:p text:style-name="P32"><text:span text:style-name="T19">Each hardware part has a certain factory library to connect to for manipulation of the device. There fore we </text:span><text:span text:style-name="T20">have a queue interface box which can Plug-in the library to translate the AI categorized command to a certain routine. This routine can be preformed as programmed with the output parameters (coordinates or the real time simulation area according zero point of the location where the device is connected, and again with the additional coordination system to the reference point (equals initialisation point of STEP 0).</text:span></text:p>
      <text:p text:style-name="P21"/>
      <text:p text:style-name="P32"><text:span text:style-name="T73">The universal interface</text:span><text:span text:style-name="T20"> has some commands which can be defined with feedback.</text:span></text:p>
      <text:p text:style-name="P32"><text:span text:style-name="T20">- HW-DEVICES </text:span><text:span text:style-name="T23">(General config for connecting)</text:span><text:span text:style-name="T20">:</text:span></text:p>
      <text:p text:style-name="P32"><text:span text:style-name="T20"><text:tab/></text:span><text:span text:style-name="T75">MOVE</text:span><text:span text:style-name="T20"> (Moving command)</text:span></text:p>
      <text:p text:style-name="P32"><text:span text:style-name="T20"><text:tab/></text:span><text:span text:style-name="T75">MESU</text:span><text:span text:style-name="T20"> (Measuring command, means camera, ele</text:span><text:span text:style-name="T24">c</text:span><text:span text:style-name="T20">tricity, atmosphere, ...)</text:span></text:p>
      <text:p text:style-name="P32"><text:span text:style-name="T20"><text:tab/></text:span><text:span text:style-name="T75">SUBS</text:span><text:span text:style-name="T20"> (Minding devices)</text:span></text:p>
      <text:p text:style-name="P32"><text:span text:style-name="T20"><text:tab/></text:span><text:span text:style-name="T75">ASSE</text:span><text:span text:style-name="T20"> (Assemble a material)</text:span></text:p>
      <text:p text:style-name="P21"/>
      <text:p text:style-name="P21"/>
      <text:p text:style-name="P21"/>
      <text:p text:style-name="P21"><text:soft-page-break/>- Each HW device has some commands general commands:</text:p>
      <text:p text:style-name="P33"><text:span text:style-name="T66">STATE</text:span><text:span text:style-name="T20">;</text:span><text:span text:style-name="T26">EXECUTE=0/1;WAIT=0/1;</text:span></text:p>
      <text:p text:style-name="P33"><text:span text:style-name="T66">START</text:span><text:span text:style-name="T20">;X=</text:span><text:span text:style-name="T21">123,123;Y=543,879;Z=634,9864</text:span></text:p>
      <text:p text:style-name="P33"><text:span text:style-name="T65">ABORT</text:span><text:span text:style-name="T22">;(Abort the procedure) </text:span><text:span text:style-name="T65">PROCE</text:span><text:span text:style-name="T22">;ProcedureName=Procedure_01;KeyName_01=AAA;KeyName_02=BBB;KeyName_03=AAA;KeyName_04=AAA(Optional command)</text:span></text:p>
      <text:p text:style-name="P33"><text:span text:style-name="T65">CONN</text:span><text:span text:style-name="T22">;</text:span><text:span text:style-name="T24">USER;PASS</text:span><text:span text:style-name="T22">(Connecting)</text:span></text:p>
      <text:p text:style-name="P33"><text:span text:style-name="T65">DISS</text:span><text:span text:style-name="T22">;(Disconnecting)</text:span></text:p>
      <text:p text:style-name="P53"><text:span text:style-name="T63">MAINT</text:span><text:span text:style-name="T5">;</text:span></text:p>
      <text:p text:style-name="P22"/>
      <text:p text:style-name="P35"><text:span text:style-name="T67">ERROR</text:span><text:span text:style-name="T22">;</text:span><text:span text:style-name="T26">VALUE=’#’ (queue, FIFO, and removed when readed)</text:span></text:p>
      <text:p text:style-name="P37"><text:span text:style-name="T26">//</text:span><text:span text:style-name="T27">TIMEOUT ms</text:span></text:p>
      <text:p text:style-name="P55"><text:span text:style-name="T65">T</text:span><text:span text:style-name="T63">IMEOUT</text:span><text:span text:style-name="T69">:</text:span><text:span text:style-name="T46">VALUE=’3000’</text:span></text:p>
      <text:p text:style-name="P56"><text:span text:style-name="T5">//</text:span><text:span text:style-name="T27">ENUM METRIC=1, Volt=2, Ampere=3, Herz=4, Mol=3, </text:span><text:span text:style-name="T5"><text:s/>(queue, FIFO, and removed when readed)</text:span></text:p>
      <text:p text:style-name="P37"><text:span text:style-name="T26">//</text:span><text:span text:style-name="T28">Moliculaire thickness to compare with mass of material to provide the thickness</text:span></text:p>
      <text:p text:style-name="P36"><text:span text:style-name="T68">RESULT</text:span><text:span text:style-name="T70">:</text:span><text:span text:style-name="T27">RETURN_PROCEDURE</text:span><text:span text:style-name="T26">=’0/1’;</text:span><text:span text:style-name="T27">RETURN_UNIT=’1’</text:span><text:span text:style-name="T26">;</text:span><text:span text:style-name="T27">RETURN_NUMBER=’’</text:span><text:span text:style-name="T26">;</text:span><text:span text:style-name="T27">RETURN_STRING=’’;</text:span></text:p>
      <text:p text:style-name="P22"/>
      <text:p text:style-name="P22">- Each HW device has some settings according config file:</text:p>
      <text:p text:style-name="P22">UNIVERSAL_DEVICE_PARAM_MAINTENANCE_SECURITY_RATE</text:p>
      <text:p text:style-name="P22">…...</text:p>
      <text:p text:style-name="P53"><text:span text:style-name="T5">SPECIFIC_DEVICE_PARAM_</text:span><text:span text:style-name="T25">PARAMNAME</text:span></text:p>
      <text:p text:style-name="P22">……</text:p>
      <text:p text:style-name="P5"/>
      <table:table table:name="Table1" table:style-name="Table1">
        <table:table-column table:style-name="Table1.A"/>
        <table:table-row table:style-name="TableLine94505144430464">
          <table:table-cell table:style-name="Table1.A1" office:value-type="string">
            <text:p text:style-name="P59">Example config file:</text:p>
          </table:table-cell>
        </table:table-row>
        <table:table-row table:style-name="TableLine94505144016672">
          <table:table-cell table:style-name="Table1.A2" office:value-type="string">
            <text:p text:style-name="P60"><text:span text:style-name="T35">&lt;</text:span><text:span text:style-name="T36">CONFIG</text:span><text:span text:style-name="T35">&gt;</text:span></text:p>
            <text:p text:style-name="P62">&lt;UNIV_CONNECTION_PARAMETERS&gt;</text:p>
            <text:p text:style-name="P63">&lt;!-- JBUS=1; MODBUS=2; SERIAL_DB9=3; SERIAL_DB25=4; SOKETS=5;MYSQL=6; →</text:p>
            <text:p text:style-name="P62">&lt;connection_type&gt;2&lt;/connection_type&gt;</text:p>
            <text:p text:style-name="P62">&lt;DB_CONNECTION_STRING&gt;&lt;DB_CONNECTION_STRING&gt;</text:p>
            <text:p text:style-name="P62">&lt;IP&gt;&lt;/IP&gt;</text:p>
            <text:p text:style-name="P62">&lt;SERIAL_PORT_NUMBER&gt;&lt;/SERIAL_PORT_NUMBER&gt;</text:p>
            <text:p text:style-name="P62">&lt;UNC_PATH&gt;&lt;/UNC_PATH&gt;</text:p>
            <text:p text:style-name="P62">&lt;FTP&gt;&lt;/FTP&gt;</text:p>
            <text:p text:style-name="P62">&lt;USB&gt;&lt;/USB&gt;</text:p>
            <text:p text:style-name="P62">&lt;/UNIV_CONNECTION_PARAMETERS&gt;</text:p>
            <text:p text:style-name="P64">&lt;SPECIFIC_CONNECTION_PARAMETERS&gt;</text:p>
            <text:p text:style-name="P64">&lt;TAGNAME_01&gt;&lt;/TAGNAME_01&gt;</text:p>
            <text:p text:style-name="P64">&lt;TAGNAME_02&gt;&lt;/TAGNAME_02&gt;</text:p>
            <text:p text:style-name="P64">….</text:p>
            <text:p text:style-name="P64">&lt;/SPECIFIC_CONNECTION_PARAMETERS&gt;</text:p>
            <text:p text:style-name="P61"><text:span text:style-name="T49">&lt;PROC</text:span><text:span text:style-name="T50">E</text:span><text:span text:style-name="T49">DURES&gt;</text:span></text:p>
            <text:p text:style-name="P65">&lt;PROCEDURE ProcedureName=””&gt;&lt;![CDATA[</text:p>
            <text:p text:style-name="P66">Sub Main</text:p>
            <text:p text:style-name="P66"/>
            <text:p text:style-name="P66"><text:tab/><text:tab/>Dim Machine As HardwareDevice</text:p>
            <text:p text:style-name="P66"><text:tab/><text:tab/>Set Machine = WcdSystem.ThisDevice</text:p>
            <text:p text:style-name="P66"/>
            <text:p text:style-name="P66"><text:tab/><text:tab/>Dim ID As String</text:p>
            <text:p text:style-name="P66"><text:tab/><text:tab/>ID = Machine.Id</text:p>
            <text:p text:style-name="P66"><text:soft-page-break/></text:p>
            <text:p text:style-name="P66"><text:tab/><text:tab/>Debug.Print <text:s/>"Machine ID=";ID</text:p>
            <text:p text:style-name="P66"><text:tab/><text:tab/>If ( Left(ID,6) &lt;&gt; "ID_GFM" ) Then</text:p>
            <text:p text:style-name="P66"><text:tab/><text:tab/><text:tab/>' Not for me</text:p>
            <text:p text:style-name="P66"><text:tab/><text:tab/><text:tab/>Exit All</text:p>
            <text:p text:style-name="P66"><text:tab/><text:tab/>End If</text:p>
            <text:p text:style-name="P66"/>
            <text:p text:style-name="P66"><text:tab/><text:tab/>'</text:p>
            <text:p text:style-name="P66"><text:tab/><text:tab/>' Check the command , we are waiting for open door command</text:p>
            <text:p text:style-name="P66"><text:tab/><text:tab/>'</text:p>
            <text:p text:style-name="P66"><text:tab/><text:tab/>If ( Machine.LastCommand = "RU" ) Then</text:p>
            <text:p text:style-name="P66"><text:tab/><text:tab/>Debug.Print <text:s/>"LAST COMMAND RU"</text:p>
            <text:p text:style-name="P66"><text:tab/><text:tab/>Debug.Print LCase(Machine.LastParameters(0))</text:p>
            <text:p text:style-name="P66"><text:tab/><text:tab/><text:tab/>If ( LCase(Machine.LastParameters(0)) = "wp_load.xmlj" Or LCase(Machine.LastParameters(0)) = "wp_load_mach1_its148.xmlj" Or LCase(Machine.LastParameters(0)) = "wp_load_mach1_its72v.xmlj" Or LCase(Machine.LastParameters(0)) = "wp_load_mach2_its148.xmlj" Or LCase(Machine.LastParameters(0)) = "wp_load_mach2_its72v.xmlj" Or LCase(Machine.LastParameters(0)) = "wp_unload_mach1_its148.xmlj" Or LCase(Machine.LastParameters(0)) = "wp_unload_mach1_its72v.xmlj" Or LCase(Machine.LastParameters(0)) = "wp_unload_mach2_its148.xmlj" Or LCase(Machine.LastParameters(0)) = "wp_unload_mach2_its72v.xmlj" Or LCase(Machine.LastParameters(0)) = "tool_load_mach1.xmlj" Or LCase(Machine.LastParameters(0)) = "tool_load_mach2.xmlj" Or LCase(Machine.LastParameters(0)) = "tool_unload.xmlj" ) Then</text:p>
            <text:p text:style-name="P66"><text:tab/><text:tab/>'If ( LCase(Machine.LastParameters(0)) = "loadworkpiece.xmlj" Or LCase(Machine.LastParameters(0)) = "unloadworkpiece.xmlj" Or LCase(Machine.LastParameters(0)) = "loadelectrode.xmlj" Or LCase(Machine.LastParameters(0)) = "unloadtool.xmlj" ) Then</text:p>
            <text:p text:style-name="P66"/>
            <text:p text:style-name="P66"><text:tab/><text:tab/><text:tab/><text:tab/>ID = ID + "_BP"</text:p>
            <text:p text:style-name="P66"><text:tab/><text:tab/><text:tab/>Debug.Print <text:s/>ID</text:p>
            <text:p text:style-name="P66"><text:tab/><text:tab/><text:tab/><text:tab/>Dim SisterMachine As HardwareDevice</text:p>
            <text:p text:style-name="P66"><text:tab/><text:tab/><text:tab/><text:tab/>Set SisterMachine = HardwareDevices.GetHardwareDevice(ID)</text:p>
            <text:p text:style-name="P66"/>
            <text:p text:style-name="P66"><text:tab/><text:tab/><text:tab/><text:tab/>Dim pars(1) As String</text:p>
            <text:p text:style-name="P66"><text:tab/><text:tab/><text:tab/><text:tab/>pars(0) = "LOADING"</text:p>
            <text:p text:style-name="P66"/>
            <text:p text:style-name="P66"><text:tab/><text:tab/><text:tab/><text:tab/>SisterMachine.ExecuteCommand("OP",pars)</text:p>
            <text:p text:style-name="P66"><text:tab/><text:tab/><text:tab/>Debug.Print "Command executed"</text:p>
            <text:p text:style-name="P66"/>
            <text:p text:style-name="P66"><text:tab/><text:tab/><text:tab/>End If</text:p>
            <text:p text:style-name="P66"/>
            <text:p text:style-name="P66"><text:tab/><text:tab/>End If</text:p>
            <text:p text:style-name="P66"><text:tab/><text:tab/></text:p>
            <text:p text:style-name="P66"><text:tab/>End Sub</text:p>
            <text:p text:style-name="P65">]]&gt;&lt;/PROCEDURE&gt;</text:p>
            <text:p text:style-name="P61"><text:span text:style-name="T49">&lt;/PROC</text:span><text:span text:style-name="T50">E</text:span><text:span text:style-name="T49">DURES&gt;</text:span></text:p>
            <text:p text:style-name="P67">&lt;/CONFIG&gt;</text:p>
          </table:table-cell>
        </table:table-row>
      </table:table>
      <text:p text:style-name="P49"/>
      <text:p text:style-name="P48"/>
      <text:p text:style-name="P34"><text:soft-page-break/><text:span text:style-name="T41">Simulation of steps according categor</text:span><text:span text:style-name="T42">y</text:span><text:span text:style-name="T41">, </text:span><text:span text:style-name="T43">this simulation will provide the best fit parameters w</text:span><text:span text:style-name="T42">h</text:span><text:span text:style-name="T43">ich can be transferred to the Hardware procedure. Simulations area has object sizes and the skeletons which can simulate the movement of the hardware.</text:span></text:p>
      <text:p text:style-name="P48"/>
      <text:p text:style-name="P51">Category 1: A to B</text:p>
      <text:p text:style-name="P4"/>
      <text:p text:style-name="P4"><draw:custom-shape text:anchor-type="paragraph" draw:z-index="2" draw:name="Shape3" draw:style-name="gr15" draw:text-style-name="P76" svg:width="16.643cm" svg:height="6.552cm" svg:x="0.219cm" svg:y="0.065cm"><text:p/><draw:enhanced-geometry svg:viewBox="0 0 21600 21600" draw:type="rectangle" draw:enhanced-path="M 0 0 L 21600 0 21600 21600 0 21600 0 0 Z N"/></draw:custom-shape></text:p>
      <text:p text:style-name="P4"><draw:frame text:anchor-type="paragraph" draw:z-index="9" draw:name="Shape10" draw:style-name="gr9" draw:text-style-name="P77" svg:width="12.886cm" svg:height="3.229cm" svg:x="3.552cm" svg:y="0.256cm"><draw:text-box><text:p><text:s/>- Known sources: deploy location</text:p><text:p><text:s/>- Known sources: A ref location HW center according deploy location</text:p><text:p><text:s/>- Known sources: B target location HW center according deploy location</text:p><text:p/><text:p>Route defined from explore logarithm (scanned area) after real time simulation.</text:p></draw:text-box></draw:frame></text:p>
      <text:p text:style-name="P4"/>
      <text:p text:style-name="P4"/>
      <text:p text:style-name="P4"/>
      <text:p text:style-name="P4"/>
      <text:p text:style-name="P4"/>
      <text:p text:style-name="P4"><draw:custom-shape text:anchor-type="paragraph" draw:z-index="6" draw:name="Shape7" draw:style-name="gr12" svg:width="1.694cm" svg:height="1.821cm" svg:x="2.23cm" svg:y="0.13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draw:frame text:anchor-type="paragraph" draw:z-index="8" draw:name="Shape9" draw:style-name="gr10" draw:text-style-name="P77" svg:width="5.927cm" svg:height="0.795cm" svg:x="4.32cm" svg:y="0.288cm"><draw:text-box><text:p>Categorie 1</text:p></draw:text-box></draw:frame></text:p>
      <text:p text:style-name="P4"/>
      <text:p text:style-name="P4"><draw:frame text:anchor-type="paragraph" draw:z-index="4" draw:name="Shape5" draw:style-name="gr13" draw:text-style-name="P81" svg:width="0.9cm" svg:height="0.874cm" svg:x="1.198cm" svg:y="0.314cm"><draw:text-box><text:p><text:span text:style-name="T77">A</text:span></text:p></draw:text-box></draw:frame></text:p>
      <text:p text:style-name="P4"><draw:frame text:anchor-type="paragraph" draw:z-index="5" draw:name="Shape6" draw:style-name="gr13" draw:text-style-name="P80" svg:width="0.874cm" svg:height="0.874cm" svg:x="15.035cm" svg:y="0.018cm"><draw:text-box><text:p><text:span text:style-name="T76">B</text:span></text:p></draw:text-box></draw:frame></text:p>
      <text:p text:style-name="P4"><draw:line text:anchor-type="paragraph" draw:z-index="3" draw:name="Shape4" draw:style-name="gr14" draw:text-style-name="P79" svg:x1="2.256cm" svg:y1="0.086cm" svg:x2="14.321cm" svg:y2="0.112cm"><text:p/></draw:line></text:p>
      <text:p text:style-name="P4"/>
      <text:p text:style-name="P4"/>
      <text:p text:style-name="P54">Category 2: Measure operation</text:p>
      <text:p text:style-name="P4"><draw:custom-shape text:anchor-type="paragraph" draw:z-index="7" draw:name="Shape8" draw:style-name="gr11" draw:text-style-name="P76" svg:width="16.643cm" svg:height="11.616cm" svg:x="0.245cm" svg:y="0.46cm"><text:p/><draw:enhanced-geometry svg:viewBox="0 0 21600 21600" draw:type="rectangle" draw:enhanced-path="M 0 0 L 21600 0 21600 21600 0 21600 0 0 Z N"/></draw:custom-shape></text:p>
      <text:p text:style-name="P4"/>
      <text:p text:style-name="P4"/>
      <text:p text:style-name="P4"><draw:line text:anchor-type="paragraph" draw:z-index="11" draw:name="Shape13" draw:style-name="gr6" draw:text-style-name="P79" svg:x1="7.894cm" svg:y1="0.039cm" svg:x2="7.894cm" svg:y2="1.521cm"><text:p/></draw:line><draw:custom-shape text:anchor-type="paragraph" draw:z-index="13" draw:name="Shape12_0" draw:style-name="gr7" draw:text-style-name="P78" svg:width="1.096cm" svg:height="1.061cm" svg:x="7.364cm" svg:y="0.2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2_1" draw:style-name="gr5" draw:text-style-name="P78" svg:width="1.096cm" svg:height="1.061cm" svg:x="7.364cm" svg:y="0.20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line text:anchor-type="paragraph" draw:z-index="12" draw:name="Shape14" draw:style-name="gr6" draw:text-style-name="P79" svg:x1="7.151cm" svg:y1="0.267cm" svg:x2="8.712cm" svg:y2="0.267cm"><text:p/></draw:line></text:p>
      <text:p text:style-name="P4"/>
      <text:p text:style-name="P4"/>
      <text:p text:style-name="P4"/>
      <text:p text:style-name="P4"><draw:frame text:anchor-type="paragraph" draw:z-index="23" draw:name="Shape16" draw:style-name="gr2" draw:text-style-name="P77" svg:width="14.209cm" svg:height="4.049cm" svg:x="1.965cm" svg:y="0.071cm"><draw:text-box><text:p>Measure operation:</text:p><text:p>- Measure the target with specific device</text:p><text:p>- Measure result transfer over definition in unit and value</text:p><text:p>- </text:p></draw:text-box></draw:frame></text:p>
      <text:p text:style-name="P4"/>
      <text:p text:style-name="P4"/>
      <text:p text:style-name="P4"/>
      <text:p text:style-name="P4"/>
      <text:p text:style-name="P4"/>
      <text:p text:style-name="P4"/>
      <text:p text:style-name="P4"/>
      <text:p text:style-name="P4"/>
      <text:p text:style-name="P4"><draw:custom-shape text:anchor-type="paragraph" draw:z-index="10" draw:name="Shape11" draw:style-name="gr8" svg:width="2.832cm" svg:height="3.255cm" svg:x="4.161cm" svg:y="0.31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5" draw:name="Shape12_2" draw:style-name="gr5" draw:text-style-name="P78" svg:width="1.096cm" svg:height="1.061cm" svg:x="12.086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 draw:name="Shape13_0" draw:style-name="gr6" draw:text-style-name="P79" svg:x1="12.642cm" svg:y1="0.209cm" svg:x2="12.642cm" svg:y2="1.691cm"><text:p/></draw:line></text:p>
      <text:p text:style-name="P4"/>
      <text:p text:style-name="P4"><draw:line text:anchor-type="paragraph" draw:z-index="17" draw:name="Shape14_0" draw:style-name="gr6" draw:text-style-name="P79" svg:x1="11.846cm" svg:y1="0.003cm" svg:x2="13.407cm" svg:y2="0.003cm"><text:p/></draw:line></text:p>
      <text:p text:style-name="P4"><draw:line text:anchor-type="paragraph" draw:z-index="19" draw:name="Shape13_1" draw:style-name="gr6" draw:text-style-name="P79" svg:x1="5.539cm" svg:y1="0.441cm" svg:x2="5.539cm" svg:y2="1.923cm"><text:p/></draw:line></text:p>
      <text:p text:style-name="P4"><draw:custom-shape text:anchor-type="paragraph" draw:z-index="20" draw:name="Shape12_3" draw:style-name="gr5" draw:text-style-name="P78" svg:width="1.096cm" svg:height="1.061cm" svg:x="5.009cm" svg:y="0.14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4"><draw:line text:anchor-type="paragraph" draw:z-index="18" draw:name="Shape14_1" draw:style-name="gr6" draw:text-style-name="P79" svg:x1="4.77cm" svg:y1="0.183cm" svg:x2="6.331cm" svg:y2="0.183cm"><text:p/></draw:line></text:p>
      <text:p text:style-name="P54"/>
      <text:p text:style-name="P54"/>
      <text:p text:style-name="P54"/>
      <text:p text:style-name="P54"/>
      <text:p text:style-name="P54"/>
      <text:p text:style-name="P54"/>
      <text:p text:style-name="P54"/>
      <text:p text:style-name="P54"><text:soft-page-break/>Category 3: Mining operation</text:p>
      <text:p text:style-name="P4"><draw:custom-shape text:anchor-type="paragraph" draw:z-index="21" draw:name="Shape15" draw:style-name="gr4" draw:text-style-name="P78" svg:width="16.828cm" svg:height="18.612cm" svg:x="0.007cm" svg:y="0.482cm"><text:p/><draw:enhanced-geometry svg:viewBox="0 0 21600 21600" draw:type="rectangle" draw:enhanced-path="M 0 0 L 21600 0 21600 21600 0 21600 0 0 Z N"/></draw:custom-shape></text:p>
      <text:p text:style-name="P4"/>
      <text:p text:style-name="P4"/>
      <text:p text:style-name="P4"/>
      <text:p text:style-name="P4"><draw:frame text:anchor-type="paragraph" draw:z-index="22" draw:name="Shape10_1" draw:style-name="gr3" draw:text-style-name="P77" svg:width="12.886cm" svg:height="7.508cm" svg:x="3.023cm" svg:y="0.086cm"><draw:text-box><text:p><text:s/>- Mining target defined</text:p><text:p><text:s/>- Recalculate cycle if not ended or delta is exeeded</text:p><text:p><text:s/>- Known sources: B target location HW center according deploy location</text:p><text:p/><text:p>Route defined from explore logarithm (scanned area) after real time simulatio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4"><text:soft-page-break/>Category 4: Constructing operation</text:p>
      <text:p text:style-name="P4"/>
      <text:p text:style-name="P4"><draw:custom-shape text:anchor-type="paragraph" draw:z-index="24" draw:name="Shape17" draw:style-name="gr1" draw:text-style-name="P76" svg:width="16.59cm" svg:height="18.781cm" svg:x="0.219cm" svg:y="0.337cm"><text:p/><draw:enhanced-geometry svg:viewBox="0 0 21600 21600" draw:type="rectangle" draw:enhanced-path="M 0 0 L 21600 0 21600 21600 0 21600 0 0 Z N"/></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483d3fb739e75980b0c1f62681f64a1bb4b3612f2d9fa972b8c18fbfae055d66</text:p>
      <text:p text:style-name="P4"><text:soft-page-break/></text:p>
      <text:list xml:id="list203840876808218" text:continue-numbering="true" text:style-name="L1">
        <text:list-item>
          <text:list>
            <text:list-item>
              <text:p text:style-name="P68">Target goal of accuracy according used material</text:p>
            </text:list-item>
          </text:list>
        </text:list-item>
      </text:list>
      <text:p text:style-name="P8">Delta predefined, how much we can go of limits according the to build object for the material.</text:p>
      <text:p text:style-name="P8">Delta predefined parameter in compliance with previous one, action radius.</text:p>
      <text:p text:style-name="P2"/>
      <text:list xml:id="list203840523947854" text:continue-numbering="true" text:style-name="L1">
        <text:list-item>
          <text:list>
            <text:list-item>
              <text:p text:style-name="P68">Step simulation (REAL TIME in 3D environment one graphical)</text:p>
            </text:list-item>
          </text:list>
        </text:list-item>
      </text:list>
      <text:p text:style-name="P8">Before executing a cycle we have to do a 3D simulation with or without graphical support. This happen in a real time environment. Means defining the location of the to perform steps which have been planned. The 3D model of the robot will say which positions to take and which paths to take to reach with the hardware the goal for the current step. This includes the angels and length, with, height, of the hardware to finalise the step. </text:p>
      <text:p text:style-name="P3"/>
      <text:list xml:id="list203840869982663" text:continue-numbering="true" text:style-name="L1">
        <text:list-item>
          <text:list>
            <text:list-item>
              <text:p text:style-name="P70">Used units for the Hardware devices</text:p>
            </text:list-item>
          </text:list>
        </text:list-item>
      </text:list>
      <text:p text:style-name="P8">- Time should be digital</text:p>
      <text:p text:style-name="P8">- Distance: …, km, m, dm, cm, mm, …</text:p>
      <text:p text:style-name="P8">- Measurements: Molecularity measuremen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8:22:36.068923222</meta:creation-date>
    <dc:date>2021-05-05T20:38:39.734665472</dc:date>
    <meta:editing-duration>PT6H37M21S</meta:editing-duration>
    <meta:editing-cycles>12</meta:editing-cycles>
    <meta:generator>LibreOffice/6.4.7.2$Linux_X86_64 LibreOffice_project/40$Build-2</meta:generator>
    <meta:document-statistic meta:table-count="1" meta:image-count="0" meta:object-count="0" meta:page-count="10" meta:paragraph-count="172" meta:word-count="1642" meta:character-count="11614" meta:non-whitespace-character-count="10065"/>
  </office:meta>
</office:document-meta>
</file>